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Century Gothic"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8" style:family="paragraph" style:parent-style-name="Standard">
      <style:paragraph-properties fo:margin-left="12.7mm" fo:margin-right="0mm" fo:text-align="justify" style:justify-single-word="false" fo:text-indent="0mm" style:auto-text-indent="false"/>
      <style:text-properties style:font-name="Century Gothic" fo:font-size="10pt" style:font-size-asian="10pt" style:font-size-complex="10pt"/>
    </style:style>
    <style:style style:name="P9" style:family="paragraph" style:parent-style-name="Standard">
      <style:paragraph-properties fo:margin-left="12.7mm" fo:margin-right="0mm" fo:text-align="justify" style:justify-single-word="false" fo:text-indent="0mm" style:auto-text-indent="false"/>
    </style:style>
    <style:style style:name="P10"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Century Gothic" fo:font-size="10pt" style:font-size-asian="10pt" style:font-size-complex="10pt"/>
    </style:style>
    <style:style style:name="T3" style:family="text">
      <style:text-properties style:font-name="Century Gothic" fo:font-size="10pt"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LAVORS APPLE PTE. LTD. </text:p>
      <text:p text:style-name="P2">Company Registration No : 200922055W </text:p>
      <text:p text:style-name="P2">(Incorporated in the Republic of Singapore) </text:p>
      <text:p text:style-name="P1"/>
      <text:p text:style-name="P1"/>
      <text:p text:style-name="P5">MINUTES OF THE 6TH ANNUAL GENERAL MEETING </text:p>
      <text:p text:style-name="P1"/>
      <text:p text:style-name="P1">Date and Time <text:s/>:<text:tab/><text:tab/><text:tab/><text:tab/>at 3.00 pm<text:tab/> </text:p>
      <text:p text:style-name="P1"/>
      <text:p text:style-name="P1">Venue<text:tab/><text:tab/> <text:s/>:<text:tab/>Blk 531 Upper Cross Street #04-52 Hong Lim Complex Singapore 050531 </text:p>
      <text:p text:style-name="P1"/>
      <text:p text:style-name="P1">Present<text:tab/><text:tab/> :<text:tab/>As per Attendance List </text:p>
      <text:p text:style-name="P10"/>
      <text:p text:style-name="P1"/>
      <text:p text:style-name="P1"/>
      <text:p text:style-name="P4">(I)<text:tab/>Chairman </text:p>
      <text:p text:style-name="P1"><text:span text:style-name="T1">MR GOH HOCK LEONG ANTHONY </text:span>was appointed as the Chairman for the purpose of the Meeting. </text:p>
      <text:p text:style-name="P1"/>
      <text:p text:style-name="P1"/>
      <text:p text:style-name="P4">(II)<text:tab/>Quorum </text:p>
      <text:p text:style-name="P1">The Chairman after having ascertained that a quorum was present called the Meeting to order. </text:p>
      <text:p text:style-name="P1"/>
      <text:p text:style-name="P1"/>
      <text:p text:style-name="P4">(III)<text:tab/>Notice </text:p>
      <text:p text:style-name="P1">Notice of the Meeting, having been previously circulated to all members entitled and with the consent of the Meeting, was taken as read. </text:p>
      <text:p text:style-name="P1"/>
      <text:p text:style-name="P1"/>
      <text:p text:style-name="P4">(IV)<text:tab/>Ordinary Business </text:p>
      <text:p text:style-name="P1"/>
      <text:p text:style-name="P6">(1)<text:tab/>DIRECTORS' REPORT AND FINANCIAL STATEMENTS </text:p>
      <text:p text:style-name="P8"><text:span text:style-name="T1">IT WAS RESOLVED THAT</text:span> the unaudited Financial Statements for the financial year ended 31 December 2015 together with the Reports of the Directors and the Statement of the Directors thereon, be and are hereby considered and adopted. </text:p>
      <text:p text:style-name="P3"/>
      <text:p text:style-name="P6">(2)<text:tab/>CONFIRMATION OF COMPANY DORMANT STATUS </text:p>
      <text:p text:style-name="P9"><text:span text:style-name="T1">IT WAS </text:span><text:span text:style-name="T3">RESOLVED</text:span><text:span text:style-name="T2"> that the Company has remained dormant for the financial year ended 31 December 2</text:span>015 be and is hereby confirmed. </text:p>
      <text:p text:style-name="P3"/>
      <text:p text:style-name="P6">(3)<text:tab/>RE‑ELECTION OF RETIRING DIRECTORS </text:p>
      <text:p text:style-name="P9"><text:span text:style-name="T1">IT WAS</text:span><text:span text:style-name="T3"> RESOLVED THAT</text:span><text:span text:style-name="T2"> the directors who have retired in accordance with the Articles ___ of the Articles of Association of the Company, being eligible, be and are hereby re-elected as Directors of the Com</text:span>pany. </text:p>
      <text:p text:style-name="P3"/>
      <text:p text:style-name="P6">(V)<text:tab/>Conclusion </text:p>
      <text:p text:style-name="P9">There <text:span text:style-name="T2">being</text:span> no other business, the Meeting terminated with a vote of thanks to the Chairman. </text:p>
      <text:p text:style-name="P3"/>
      <text:p text:style-name="P3">Certified as true record of Minutes </text:p>
      <text:p text:style-name="P1"/>
      <text:p text:style-name="P1"/>
      <text:p text:style-name="P1">________________________________ </text:p>
      <text:p text:style-name="P1">GOH HOCK LEONG ANTHONY </text:p>
      <text:p text:style-name="P1">Chairman of Mee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08:30</meta:creation-date>
    <dc:date>2015-10-31T14:58:35</dc:date>
    <dc:creator>phung11764 </dc:creator>
    <meta:editing-duration>P0D</meta:editing-duration>
    <meta:editing-cycles>2</meta:editing-cycles>
    <meta:generator>LibreOffice/3.5$Linux_X86_64 LibreOffice_project/350m1$Build-2</meta:generator>
    <meta:document-statistic meta:table-count="0" meta:image-count="0" meta:object-count="0" meta:page-count="1" meta:paragraph-count="26" meta:word-count="254" meta:character-count="1588" meta:non-whitespace-character-count="1324"/>
  </office:meta>
</office:document-meta>
</file>